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6.006cm"/>
    </style:style>
    <style:style style:name="Table1.C" style:family="table-column">
      <style:table-column-properties style:column-width="6.1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ela1-wydajność" style:family="table">
      <style:table-properties style:width="17.013cm" fo:margin-left="0cm" table:align="left"/>
    </style:style>
    <style:style style:name="Tabela1-wydajność.A" style:family="table-column">
      <style:table-column-properties style:column-width="4.604cm"/>
    </style:style>
    <style:style style:name="Tabela1-wydajność.B" style:family="table-column">
      <style:table-column-properties style:column-width="2.805cm"/>
    </style:style>
    <style:style style:name="Tabela1-wydajność.C" style:family="table-column">
      <style:table-column-properties style:column-width="3.889cm"/>
    </style:style>
    <style:style style:name="Tabela1-wydajność.D" style:family="table-column">
      <style:table-column-properties style:column-width="2.99cm"/>
    </style:style>
    <style:style style:name="Tabela1-wydajność.E" style:family="table-column">
      <style:table-column-properties style:column-width="2.725cm"/>
    </style:style>
    <style:style style:name="Tabela1-wydajność.A1" style:family="table-cell">
      <style:table-cell-properties style:vertical-align="middle" fo:background-color="#b4c7dc" fo:padding="0.097cm" fo:border-left="none" fo:border-right="none" fo:border-top="none" fo:border-bottom="0.5pt solid #000000" style:writing-mode="page">
        <style:background-image/>
      </style:table-cell-properties>
    </style:style>
    <style:style style:name="Tabela1-wydajność.A2" style:family="table-cell">
      <style:table-cell-properties fo:padding="0cm" fo:border="none" style:writing-mode="page"/>
    </style:style>
    <style:style style:name="Tabela1-wydajność.B2" style:family="table-cell">
      <style:table-cell-properties fo:padding="0cm" fo:border="none" style:writing-mode="page"/>
    </style:style>
    <style:style style:name="Tabela1-wydajność.C2" style:family="table-cell">
      <style:table-cell-properties fo:padding="0cm" fo:border="none" style:writing-mode="page"/>
    </style:style>
    <style:style style:name="Tabela1-wydajność.D2" style:family="table-cell">
      <style:table-cell-properties fo:padding="0cm" fo:border="none" style:writing-mode="page"/>
    </style:style>
    <style:style style:name="Tabela1-wydajność.E2" style:family="table-cell">
      <style:table-cell-properties fo:padding="0cm" fo:border="none" style:writing-mode="page"/>
    </style:style>
    <style:style style:name="Tabela1-wydajność.A3" style:family="table-cell">
      <style:table-cell-properties fo:padding="0cm" fo:border="none" style:writing-mode="page"/>
    </style:style>
    <style:style style:name="Tabela1-wydajność.B3" style:family="table-cell">
      <style:table-cell-properties fo:padding="0cm" fo:border="none" style:writing-mode="page"/>
    </style:style>
    <style:style style:name="Tabela1-wydajność.C3" style:family="table-cell">
      <style:table-cell-properties fo:padding="0cm" fo:border="none" style:writing-mode="page"/>
    </style:style>
    <style:style style:name="Tabela1-wydajność.D3" style:family="table-cell">
      <style:table-cell-properties fo:padding="0cm" fo:border="none" style:writing-mode="page"/>
    </style:style>
    <style:style style:name="Tabela1-wydajność.E3" style:family="table-cell">
      <style:table-cell-properties fo:padding="0cm" fo:border="none" style:writing-mode="page"/>
    </style:style>
    <style:style style:name="Tabela1-wydajność.A4" style:family="table-cell">
      <style:table-cell-properties fo:padding="0cm" fo:border="none" style:writing-mode="page"/>
    </style:style>
    <style:style style:name="Tabela1-wydajność.B4" style:family="table-cell">
      <style:table-cell-properties fo:padding="0cm" fo:border="none" style:writing-mode="page"/>
    </style:style>
    <style:style style:name="Tabela1-wydajność.C4" style:family="table-cell">
      <style:table-cell-properties fo:padding="0cm" fo:border="none" style:writing-mode="page"/>
    </style:style>
    <style:style style:name="Tabela1-wydajność.D4" style:family="table-cell">
      <style:table-cell-properties fo:padding="0cm" fo:border="none" style:writing-mode="page"/>
    </style:style>
    <style:style style:name="Tabela1-wydajność.E4" style:family="table-cell">
      <style:table-cell-properties fo:padding="0cm" fo:border="none" style:writing-mode="page"/>
    </style:style>
    <style:style style:name="Tabela1-wydajność.A5" style:family="table-cell">
      <style:table-cell-properties fo:padding="0.097cm" fo:border-left="none" fo:border-right="none" fo:border-top="none" fo:border-bottom="0.5pt solid #000000" style:writing-mode="page"/>
    </style:style>
    <style:style style:name="Tabela1-wydajność.B5" style:family="table-cell">
      <style:table-cell-properties fo:padding="0.097cm" fo:border-left="none" fo:border-right="none" fo:border-top="none" fo:border-bottom="0.5pt solid #000000" style:writing-mode="page"/>
    </style:style>
    <style:style style:name="Tabela1-wydajność.C5" style:family="table-cell">
      <style:table-cell-properties fo:padding="0.097cm" fo:border-left="none" fo:border-right="none" fo:border-top="none" fo:border-bottom="0.5pt solid #000000" style:writing-mode="page"/>
    </style:style>
    <style:style style:name="Tabela1-wydajność.D5" style:family="table-cell">
      <style:table-cell-properties fo:padding="0.097cm" fo:border-left="none" fo:border-right="none" fo:border-top="none" fo:border-bottom="0.5pt solid #000000" style:writing-mode="page"/>
    </style:style>
    <style:style style:name="Tabela1-wydajność.E5" style:family="table-cell">
      <style:table-cell-properties fo:padding="0.097cm" fo:border-left="none" fo:border-right="none" fo:border-top="none" fo:border-bottom="0.5pt solid #000000" style:writing-mode="pag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2.302cm"/>
    </style:style>
    <style:style style:name="Table2.D" style:family="table-column">
      <style:table-column-properties style:column-width="2.522cm"/>
    </style:style>
    <style:style style:name="Table2.E" style:family="table-column">
      <style:table-column-properties style:column-width="2.833cm"/>
    </style:style>
    <style:style style:name="Table2.F" style:family="table-column">
      <style:table-column-properties style:column-width="2.847cm"/>
    </style:style>
    <style:style style:name="Table2.A1" style:family="table-cell">
      <style:table-cell-properties style:vertical-align="middle" fo:background-color="#b4c7dc" fo:padding="0.097cm" fo:border-left="none" fo:border-right="none" fo:border-top="none" fo:border-bottom="0.5pt solid #000000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D2" style:family="table-cell">
      <style:table-cell-properties fo:padding="0.097cm" fo:border="none"/>
    </style:style>
    <style:style style:name="Table2.E2" style:family="table-cell">
      <style:table-cell-properties fo:padding="0.097cm" fo:border="none"/>
    </style:style>
    <style:style style:name="Table2.F2" style:family="table-cell">
      <style:table-cell-properties fo:padding="0.097cm" fo:border="none"/>
    </style:style>
    <style:style style:name="Table2.A3" style:family="table-cell">
      <style:table-cell-properties fo:background-color="#dee6ef" fo:padding="0.097cm" fo:border="none">
        <style:background-image/>
      </style:table-cell-properties>
    </style:style>
    <style:style style:name="Table2.B3" style:family="table-cell">
      <style:table-cell-properties fo:background-color="#dee6ef" fo:padding="0.097cm" fo:border="none">
        <style:background-image/>
      </style:table-cell-properties>
    </style:style>
    <style:style style:name="Table2.C3" style:family="table-cell">
      <style:table-cell-properties fo:background-color="#dee6ef" fo:padding="0.097cm" fo:border="none">
        <style:background-image/>
      </style:table-cell-properties>
    </style:style>
    <style:style style:name="Table2.D3" style:family="table-cell">
      <style:table-cell-properties fo:background-color="#dee6ef" fo:padding="0.097cm" fo:border="none">
        <style:background-image/>
      </style:table-cell-properties>
    </style:style>
    <style:style style:name="Table2.E3" style:family="table-cell">
      <style:table-cell-properties fo:background-color="#dee6ef" fo:padding="0.097cm" fo:border="none">
        <style:background-image/>
      </style:table-cell-properties>
    </style:style>
    <style:style style:name="Table2.F3" style:family="table-cell">
      <style:table-cell-properties fo:background-color="#dee6ef" fo:padding="0.097cm" fo:border="none">
        <style:background-image/>
      </style:table-cell-properties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="none"/>
    </style:style>
    <style:style style:name="Table2.D4" style:family="table-cell">
      <style:table-cell-properties fo:padding="0.097cm" fo:border="none"/>
    </style:style>
    <style:style style:name="Table2.E4" style:family="table-cell">
      <style:table-cell-properties fo:padding="0.097cm" fo:border="none"/>
    </style:style>
    <style:style style:name="Table2.F4" style:family="table-cell">
      <style:table-cell-properties fo:padding="0.097cm" fo:border="none"/>
    </style:style>
    <style:style style:name="Table2.A5" style:family="table-cell">
      <style:table-cell-properties fo:background-color="#dee6ef" fo:padding="0.097cm" fo:border="none">
        <style:background-image/>
      </style:table-cell-properties>
    </style:style>
    <style:style style:name="Table2.B5" style:family="table-cell">
      <style:table-cell-properties fo:background-color="#dee6ef" fo:padding="0.097cm" fo:border="none">
        <style:background-image/>
      </style:table-cell-properties>
    </style:style>
    <style:style style:name="Table2.C5" style:family="table-cell">
      <style:table-cell-properties fo:background-color="#dee6ef" fo:padding="0.097cm" fo:border="none">
        <style:background-image/>
      </style:table-cell-properties>
    </style:style>
    <style:style style:name="Table2.D5" style:family="table-cell">
      <style:table-cell-properties fo:background-color="#dee6ef" fo:padding="0.097cm" fo:border="none">
        <style:background-image/>
      </style:table-cell-properties>
    </style:style>
    <style:style style:name="Table2.E5" style:family="table-cell">
      <style:table-cell-properties fo:background-color="#dee6ef" fo:padding="0.097cm" fo:border="none">
        <style:background-image/>
      </style:table-cell-properties>
    </style:style>
    <style:style style:name="Table2.F5" style:family="table-cell">
      <style:table-cell-properties fo:background-color="#dee6ef" fo:padding="0.097cm" fo:border="none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A7" style:family="table-cell">
      <style:table-cell-properties fo:background-color="#dee6ef" fo:padding="0.097cm" fo:border-left="none" fo:border-right="none" fo:border-top="none" fo:border-bottom="0.5pt solid #000000">
        <style:background-image/>
      </style:table-cell-properties>
    </style:style>
    <style:style style:name="Table2.B7" style:family="table-cell">
      <style:table-cell-properties fo:background-color="#dee6ef" fo:padding="0.097cm" fo:border-left="none" fo:border-right="none" fo:border-top="none" fo:border-bottom="0.5pt solid #000000">
        <style:background-image/>
      </style:table-cell-properties>
    </style:style>
    <style:style style:name="Table2.C7" style:family="table-cell">
      <style:table-cell-properties fo:background-color="#dee6ef" fo:padding="0.097cm" fo:border-left="none" fo:border-right="none" fo:border-top="none" fo:border-bottom="0.5pt solid #000000">
        <style:background-image/>
      </style:table-cell-properties>
    </style:style>
    <style:style style:name="Table2.D7" style:family="table-cell">
      <style:table-cell-properties fo:background-color="#dee6ef" fo:padding="0.097cm" fo:border-left="none" fo:border-right="none" fo:border-top="none" fo:border-bottom="0.5pt solid #000000">
        <style:background-image/>
      </style:table-cell-properties>
    </style:style>
    <style:style style:name="Table2.E7" style:family="table-cell">
      <style:table-cell-properties fo:background-color="#dee6ef" fo:padding="0.097cm" fo:border-left="none" fo:border-right="none" fo:border-top="none" fo:border-bottom="0.5pt solid #000000">
        <style:background-image/>
      </style:table-cell-properties>
    </style:style>
    <style:style style:name="Table2.F7" style:family="table-cell">
      <style:table-cell-properties fo:background-color="#dee6ef" fo:padding="0.097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9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2.302cm"/>
    </style:style>
    <style:style style:name="Table3.D" style:family="table-column">
      <style:table-column-properties style:column-width="2.522cm"/>
    </style:style>
    <style:style style:name="Table3.E" style:family="table-column">
      <style:table-column-properties style:column-width="2.833cm"/>
    </style:style>
    <style:style style:name="Table3.F" style:family="table-column">
      <style:table-column-properties style:column-width="2.847cm"/>
    </style:style>
    <style:style style:name="Table3.A1" style:family="table-cell">
      <style:table-cell-properties style:vertical-align="middle" fo:background-color="#b4c7dc" fo:padding="0.097cm" fo:border-left="none" fo:border-right="none" fo:border-top="none" fo:border-bottom="0.5pt solid #000000">
        <style:background-image/>
      </style:table-cell-properties>
    </style:style>
    <style:style style:name="Table3.A2" style:family="table-cell">
      <style:table-cell-properties fo:padding="0.097cm" fo:border-left="none" fo:border-right="none" fo:border-top="none" fo:border-bottom="0.5pt solid #000000"/>
    </style:style>
    <style:style style:name="Table3.B2" style:family="table-cell">
      <style:table-cell-properties fo:padding="0.097cm" fo:border-left="none" fo:border-right="none" fo:border-top="none" fo:border-bottom="0.5pt solid #000000"/>
    </style:style>
    <style:style style:name="Table3.C2" style:family="table-cell">
      <style:table-cell-properties fo:padding="0.097cm" fo:border-left="none" fo:border-right="none" fo:border-top="none" fo:border-bottom="0.5pt solid #000000"/>
    </style:style>
    <style:style style:name="Table3.D2" style:family="table-cell">
      <style:table-cell-properties fo:padding="0.097cm" fo:border-left="none" fo:border-right="none" fo:border-top="none" fo:border-bottom="0.5pt solid #000000"/>
    </style:style>
    <style:style style:name="Table3.E2" style:family="table-cell">
      <style:table-cell-properties fo:padding="0.097cm" fo:border-left="none" fo:border-right="none" fo:border-top="none" fo:border-bottom="0.5pt solid #000000"/>
    </style:style>
    <style:style style:name="Table3.F2" style:family="table-cell">
      <style:table-cell-properties fo:padding="0.097cm" fo:border-left="none" fo:border-right="none" fo:border-top="none" fo:border-bottom="0.5pt solid #000000"/>
    </style:style>
    <style:style style:name="Table3.A3" style:family="table-cell">
      <style:table-cell-properties fo:padding="0.097cm" fo:border-left="none" fo:border-right="none" fo:border-top="none" fo:border-bottom="0.5pt solid #000000"/>
    </style:style>
    <style:style style:name="Table3.B3" style:family="table-cell">
      <style:table-cell-properties fo:padding="0.097cm" fo:border-left="none" fo:border-right="none" fo:border-top="none" fo:border-bottom="0.5pt solid #000000"/>
    </style:style>
    <style:style style:name="Table3.C3" style:family="table-cell">
      <style:table-cell-properties fo:padding="0.097cm" fo:border-left="none" fo:border-right="none" fo:border-top="none" fo:border-bottom="0.5pt solid #000000"/>
    </style:style>
    <style:style style:name="Table3.D3" style:family="table-cell">
      <style:table-cell-properties fo:padding="0.097cm" fo:border-left="none" fo:border-right="none" fo:border-top="none" fo:border-bottom="0.5pt solid #000000"/>
    </style:style>
    <style:style style:name="Table3.E3" style:family="table-cell">
      <style:table-cell-properties fo:padding="0.097cm" fo:border-left="none" fo:border-right="none" fo:border-top="none" fo:border-bottom="0.5pt solid #000000"/>
    </style:style>
    <style:style style:name="Table3.F3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style:font-name="DejaVu Sans" officeooo:rsid="000effa7" officeooo:paragraph-rsid="000effa7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normal" officeooo:rsid="000effa7" officeooo:paragraph-rsid="000effa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officeooo:rsid="000effa7" officeooo:paragraph-rsid="0031b36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fo:font-weight="bold" officeooo:rsid="000effa7" officeooo:paragraph-rsid="0031b362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3cdb" officeooo:paragraph-rsid="001e3cdb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3cdb" officeooo:paragraph-rsid="00552d45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e4b0" officeooo:paragraph-rsid="001ee4b0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e4b0" officeooo:paragraph-rsid="003bf345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1ee4b0" officeooo:paragraph-rsid="00635032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3f0c22" officeooo:paragraph-rsid="003f0c22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4cff2c" officeooo:paragraph-rsid="004cff2c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6088c1" officeooo:paragraph-rsid="00635032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69b680" officeooo:paragraph-rsid="0069b68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0f9340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025e0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42997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445af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74ca4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abf43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1ddc41" officeooo:paragraph-rsid="001ddc4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491f2" officeooo:paragraph-rsid="002491f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62ffe" officeooo:paragraph-rsid="00262ff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dda93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2dda93" officeooo:paragraph-rsid="000effa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306169" officeooo:paragraph-rsid="0030616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font-size="12pt" fo:font-style="normal" fo:font-weight="bold" officeooo:rsid="001025e0" officeooo:paragraph-rsid="003372ab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DejaVu Sans" fo:font-size="12pt" fo:font-style="normal" fo:font-weight="bold" officeooo:rsid="001025e0" officeooo:paragraph-rsid="003372ab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DejaVu Sans" fo:font-size="12pt" fo:font-style="normal" fo:font-weight="bold" officeooo:rsid="00142997" officeooo:paragraph-rsid="002dda93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ejaVu Sans" fo:font-size="12pt" officeooo:rsid="001e3cdb" officeooo:paragraph-rsid="001e3cdb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DejaVu Sans" fo:font-size="12pt" officeooo:rsid="001ee4b0" officeooo:paragraph-rsid="001ee4b0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DejaVu Sans" fo:font-size="12pt" officeooo:rsid="001f1954" officeooo:paragraph-rsid="001f1954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DejaVu Sans" fo:font-size="12pt" officeooo:rsid="0021b0be" officeooo:paragraph-rsid="0021b0be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DejaVu Sans" fo:font-size="12pt" officeooo:rsid="0022b646" officeooo:paragraph-rsid="0022b646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DejaVu Sans" fo:font-size="12pt" officeooo:rsid="003bf345" officeooo:paragraph-rsid="003bf345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DejaVu Sans" fo:font-size="12pt" officeooo:rsid="003bf345" officeooo:paragraph-rsid="00635032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DejaVu Sans" fo:font-size="12pt" officeooo:rsid="003c52d1" officeooo:paragraph-rsid="003c52d1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DejaVu Sans" fo:font-size="12pt" officeooo:rsid="003c52d1" officeooo:paragraph-rsid="00635032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DejaVu Sans" fo:font-size="12pt" officeooo:rsid="00470c20" officeooo:paragraph-rsid="00470c20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DejaVu Sans" fo:font-size="12pt" officeooo:rsid="00484ef8" officeooo:paragraph-rsid="00484ef8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DejaVu Sans" fo:font-size="12pt" officeooo:rsid="004b4391" officeooo:paragraph-rsid="004b4391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DejaVu Sans" fo:font-size="12pt" officeooo:rsid="00552d45" officeooo:paragraph-rsid="00552d45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DejaVu Sans" fo:font-size="12pt" officeooo:rsid="0069b680" officeooo:paragraph-rsid="0069b680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DejaVu Sans" fo:font-size="12pt" officeooo:rsid="006ac1d9" officeooo:paragraph-rsid="006ac1d9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DejaVu Sans" fo:font-size="12pt" officeooo:rsid="006c27d6" officeooo:paragraph-rsid="006c27d6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DejaVu Sans" fo:font-size="12pt" officeooo:rsid="006e264a" officeooo:paragraph-rsid="006e264a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DejaVu Sans" fo:font-size="12pt" officeooo:rsid="006f9800" officeooo:paragraph-rsid="006f9800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DejaVu Sans" fo:font-size="12pt" fo:font-style="italic" fo:font-weight="normal" officeooo:rsid="000effa7" officeooo:paragraph-rsid="002dda93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DejaVu Sans" fo:font-size="12pt" fo:font-style="italic" fo:font-weight="normal" officeooo:rsid="001025e0" officeooo:paragraph-rsid="002dda93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" fo:font-size="12pt" fo:font-style="italic" fo:font-weight="normal" officeooo:rsid="001445af" officeooo:paragraph-rsid="002dda93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DejaVu Sans" fo:font-size="16pt" fo:font-weight="bold" officeooo:rsid="000effa7" officeooo:paragraph-rsid="000effa7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DejaVu Sans" fo:font-size="14pt" fo:font-weight="normal" officeooo:rsid="000effa7" officeooo:paragraph-rsid="000effa7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ans" fo:font-size="13pt" fo:font-style="normal" fo:font-weight="bold" officeooo:rsid="003bf345" officeooo:paragraph-rsid="003bf345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DejaVu Sans" fo:font-size="13pt" fo:font-style="normal" fo:font-weight="bold" officeooo:rsid="003bf345" officeooo:paragraph-rsid="00635032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DejaVu Sans" fo:font-size="13pt" fo:font-weight="bold" officeooo:rsid="00201207" officeooo:paragraph-rsid="00201207" style:font-size-asian="11.3500003814697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DejaVu Sans" fo:font-size="13pt" fo:font-weight="bold" officeooo:rsid="000effa7" officeooo:paragraph-rsid="000effa7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3465a4" loext:opacity="100%" style:font-name="DejaVu Sans" fo:font-size="12pt" fo:font-style="normal" fo:font-weight="normal" officeooo:rsid="002dda93" officeooo:paragraph-rsid="002dda9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1f1954" officeooo:paragraph-rsid="001f1954" style:font-size-asian="10.5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21b0be" officeooo:paragraph-rsid="0021b0be" style:font-size-asian="10.5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0b265" officeooo:paragraph-rsid="0040b265" style:font-size-asian="10.5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16fa8" officeooo:paragraph-rsid="00416fa8" style:font-size-asian="10.5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ff602" officeooo:paragraph-rsid="004ff602" style:font-size-asian="10.5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552d45" officeooo:paragraph-rsid="00552d45" style:font-size-asian="10.5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6226c5" officeooo:paragraph-rsid="00635032" style:font-size-asian="10.5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6f9800" officeooo:paragraph-rsid="006f9800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DejaVu Sans" fo:font-size="12pt" fo:font-style="normal" fo:font-weight="bold" officeooo:rsid="005dfc64" officeooo:paragraph-rsid="00635032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DejaVu Sans" fo:font-size="12pt" fo:font-style="normal" fo:font-weight="bold" officeooo:rsid="00a282da" officeooo:paragraph-rsid="00a9b5b4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DejaVu Sans" fo:font-size="12pt" fo:font-style="normal" fo:font-weight="normal" officeooo:rsid="00262ffe" officeooo:paragraph-rsid="00262ffe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DejaVu Sans" fo:font-size="12pt" fo:font-style="normal" fo:font-weight="normal" officeooo:rsid="0076b807" officeooo:paragraph-rsid="0076b807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0f9340" officeooo:paragraph-rsid="007e6e5c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DejaVu Sans" fo:font-size="12pt" fo:font-style="normal" fo:font-weight="normal" officeooo:rsid="007fd841" officeooo:paragraph-rsid="007fd841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DejaVu Sans" fo:font-size="12pt" fo:font-style="normal" fo:font-weight="normal" officeooo:rsid="007fd841" officeooo:paragraph-rsid="007fd841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DejaVu Sans" fo:font-size="12pt" fo:font-style="normal" fo:font-weight="normal" officeooo:rsid="003c52d1" officeooo:paragraph-rsid="003c52d1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DejaVu Sans" fo:font-size="12pt" fo:font-weight="normal" officeooo:rsid="000effa7" officeooo:paragraph-rsid="000effa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DejaVu Sans" fo:font-size="12pt" fo:font-weight="normal" officeooo:rsid="001f39c1" officeooo:paragraph-rsid="001f39c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DejaVu Sans" fo:font-size="13pt" fo:font-style="normal" fo:font-weight="bold" officeooo:rsid="0076b807" officeooo:paragraph-rsid="0076b807" style:font-size-asian="13pt" style:font-style-asian="normal" style:font-weight-asian="bold" style:font-size-complex="13pt" style:font-style-complex="normal" style:font-weight-complex="bold"/>
    </style:style>
    <style:style style:name="P76" style:family="paragraph" style:parent-style-name="Standard">
      <style:paragraph-properties fo:text-align="start" style:justify-single-word="false" fo:break-before="page"/>
      <style:text-properties style:font-name="DejaVu Sans" fo:font-size="13pt" fo:font-style="normal" fo:font-weight="bold" officeooo:rsid="0019d479" officeooo:paragraph-rsid="0019d479" style:font-size-asian="13pt" style:font-style-asian="normal" style:font-weight-asian="bold" style:font-size-complex="13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DejaVu Sans" fo:font-size="13pt" fo:font-style="normal" fo:font-weight="bold" officeooo:rsid="00a282da" officeooo:paragraph-rsid="00a282da" style:font-size-asian="11.3500003814697pt" style:font-style-asian="normal" style:font-weight-asian="bold" style:font-size-complex="13pt" style:font-style-complex="normal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DejaVu Sans" fo:font-size="12pt" fo:font-weight="bold" officeooo:rsid="004cff2c" officeooo:paragraph-rsid="004cff2c" style:font-size-asian="10.5pt" style:font-weight-asian="bold" style:font-size-complex="12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DejaVu Sans" fo:font-size="12pt" officeooo:rsid="00575ed2" officeooo:paragraph-rsid="00575ed2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DejaVu Sans" fo:font-size="12pt" officeooo:rsid="00816da9" officeooo:paragraph-rsid="00816da9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DejaVu Sans" fo:font-size="12pt" officeooo:rsid="008259b5" officeooo:paragraph-rsid="008259b5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DejaVu Sans" fo:font-size="12pt" officeooo:rsid="0085b7cc" officeooo:paragraph-rsid="0085b7cc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DejaVu Sans" fo:font-size="12pt" officeooo:rsid="0086e710" officeooo:paragraph-rsid="0086e710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DejaVu Sans" fo:font-size="12pt" officeooo:rsid="0088ce1e" officeooo:paragraph-rsid="0088ce1e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DejaVu Sans" fo:font-size="12pt" officeooo:rsid="008a3b12" officeooo:paragraph-rsid="008a3b12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DejaVu Sans" fo:font-size="12pt" officeooo:rsid="008bb57e" officeooo:paragraph-rsid="008bb57e" style:font-size-asian="10.5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DejaVu Sans" fo:font-size="12pt" officeooo:rsid="008c8fed" officeooo:paragraph-rsid="008c8fed" style:font-size-asian="10.5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DejaVu Sans" fo:font-size="12pt" officeooo:rsid="008d62f9" officeooo:paragraph-rsid="008d62f9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DejaVu Sans" fo:font-size="12pt" officeooo:rsid="008e7487" officeooo:paragraph-rsid="008e7487" style:font-size-asian="10.5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DejaVu Sans" fo:font-size="12pt" officeooo:rsid="009064d4" officeooo:paragraph-rsid="009064d4" style:font-size-asian="10.5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DejaVu Sans" fo:font-size="12pt" officeooo:rsid="00921f51" officeooo:paragraph-rsid="00921f51" style:font-size-asian="10.5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DejaVu Sans" fo:font-size="12pt" officeooo:rsid="0093b39f" officeooo:paragraph-rsid="0093b39f" style:font-size-asian="10.5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DejaVu Sans" fo:font-size="12pt" officeooo:rsid="009c484c" officeooo:paragraph-rsid="009c484c" style:font-size-asian="10.5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DejaVu Sans" fo:font-size="12pt" officeooo:rsid="009f54b3" officeooo:paragraph-rsid="009f54b3" style:font-size-asian="10.5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e64a6" officeooo:paragraph-rsid="004e64a6" style:font-size-asian="10.5pt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3465a4" loext:opacity="100%" style:font-name="DejaVu Sans" fo:font-size="12pt" fo:font-weight="bold" officeooo:rsid="004ff602" officeooo:paragraph-rsid="004ff602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4f001" style:font-style-asian="italic" style:font-style-complex="italic"/>
    </style:style>
    <style:style style:name="T3" style:family="text">
      <style:text-properties fo:font-style="italic" officeooo:rsid="00814c71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1b362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dda93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a8c48a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ae0b31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2fe85" style:font-weight-asian="normal" style:font-weight-complex="normal"/>
    </style:style>
    <style:style style:name="T11" style:family="text">
      <style:text-properties fo:font-weight="normal" officeooo:rsid="00a46e5d" style:font-weight-asian="normal" style:font-weight-complex="normal"/>
    </style:style>
    <style:style style:name="T12" style:family="text">
      <style:text-properties fo:font-weight="normal" officeooo:rsid="00a5c799" style:font-weight-asian="normal" style:font-weight-complex="normal"/>
    </style:style>
    <style:style style:name="T13" style:family="text">
      <style:text-properties fo:font-weight="normal" officeooo:rsid="00a6ec43" style:font-weight-asian="normal" style:font-weight-complex="normal"/>
    </style:style>
    <style:style style:name="T14" style:family="text">
      <style:text-properties fo:font-weight="normal" officeooo:rsid="00a8c48a" style:font-weight-asian="normal" style:font-weight-complex="normal"/>
    </style:style>
    <style:style style:name="T15" style:family="text">
      <style:text-properties fo:font-weight="normal" officeooo:rsid="00ae0b31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112a55"/>
    </style:style>
    <style:style style:name="T18" style:family="text">
      <style:text-properties officeooo:rsid="00174ca4"/>
    </style:style>
    <style:style style:name="T19" style:family="text">
      <style:text-properties officeooo:rsid="001d0646"/>
    </style:style>
    <style:style style:name="T20" style:family="text">
      <style:text-properties officeooo:rsid="001ee4b0"/>
    </style:style>
    <style:style style:name="T21" style:family="text">
      <style:text-properties officeooo:rsid="00207edf"/>
    </style:style>
    <style:style style:name="T22" style:family="text">
      <style:text-properties officeooo:rsid="00262ffe"/>
    </style:style>
    <style:style style:name="T23" style:family="text">
      <style:text-properties officeooo:rsid="0026923c"/>
    </style:style>
    <style:style style:name="T24" style:family="text">
      <style:text-properties officeooo:rsid="002dc3ca"/>
    </style:style>
    <style:style style:name="T25" style:family="text">
      <style:text-properties officeooo:rsid="003d4be7"/>
    </style:style>
    <style:style style:name="T26" style:family="text">
      <style:text-properties officeooo:rsid="003d4c20"/>
    </style:style>
    <style:style style:name="T27" style:family="text">
      <style:text-properties officeooo:rsid="005dfc64"/>
    </style:style>
    <style:style style:name="T28" style:family="text">
      <style:text-properties fo:font-weight="bold" officeooo:rsid="005dfc64" style:font-weight-asian="bold" style:font-weight-complex="bold"/>
    </style:style>
    <style:style style:name="T29" style:family="text">
      <style:text-properties officeooo:rsid="005ec639"/>
    </style:style>
    <style:style style:name="T30" style:family="text">
      <style:text-properties officeooo:rsid="00635032"/>
    </style:style>
    <style:style style:name="T31" style:family="text">
      <style:text-properties officeooo:rsid="00720766"/>
    </style:style>
    <style:style style:name="T32" style:family="text">
      <style:text-properties officeooo:rsid="0072afbb"/>
    </style:style>
    <style:style style:name="T33" style:family="text">
      <style:text-properties officeooo:rsid="0073e02f"/>
    </style:style>
    <style:style style:name="T34" style:family="text">
      <style:text-properties officeooo:rsid="0078e690"/>
    </style:style>
    <style:style style:name="T35" style:family="text">
      <style:text-properties officeooo:rsid="00814c71"/>
    </style:style>
    <style:style style:name="T36" style:family="text">
      <style:text-properties officeooo:rsid="0083c8c2"/>
    </style:style>
    <style:style style:name="T37" style:family="text">
      <style:text-properties officeooo:rsid="008536db"/>
    </style:style>
    <style:style style:name="T38" style:family="text">
      <style:text-properties officeooo:rsid="009064d4"/>
    </style:style>
    <style:style style:name="T39" style:family="text">
      <style:text-properties officeooo:rsid="0093b39f"/>
    </style:style>
    <style:style style:name="T40" style:family="text">
      <style:text-properties officeooo:rsid="00959c7d"/>
    </style:style>
    <style:style style:name="T41" style:family="text">
      <style:text-properties officeooo:rsid="009dc980"/>
    </style:style>
    <style:style style:name="T42" style:family="text">
      <style:text-properties officeooo:rsid="00ac462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usz Bąk, 136...</text:p>
      <text:p text:style-name="P1">Marcin Złotek, 136334</text:p>
      <text:p text:style-name="P1"/>
      <text:p text:style-name="P50">SRDS – projekt zaliczeniowy</text:p>
      <text:p text:style-name="P51"/>
      <text:p text:style-name="P51">System dopasowujący graczy do rozgrywek komputerowych “<text:span text:style-name="T1">Matchmaker</text:span>”</text:p>
      <text:p text:style-name="P51"/>
      <text:p text:style-name="P2"/>
      <text:p text:style-name="P54">Wprowadzenie</text:p>
      <text:p text:style-name="P73"><text:tab/>System typu “matchmaker” do przydziału graczy do odpowiednich rozgrywek komputerowych. </text:p>
      <text:p text:style-name="P74"><text:tab/>Klaster Cassandry składa się z 3 węzłów uruchomionych jako kontenery Docker’owe. <text:span text:style-name="T24">Replikacja odbywa się na wszystkie 3 węzły. </text:span></text:p>
      <text:p text:style-name="P73"/>
      <text:p text:style-name="P55">Schemat bazy danych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42247246416">
          <table:table-cell table:style-name="Table1.A1" office:value-type="string">
            <text:p text:style-name="P4">Servers</text:p>
            <text:p text:style-name="P3"><text:span text:style-name="T9">- id: <text:tab/><text:tab/> <text:s text:c="3"/></text:span><text:span text:style-name="T4">uui</text:span><text:span text:style-name="T5">d</text:span></text:p>
            <text:p text:style-name="P3"><text:span text:style-name="T5">- </text:span><text:span text:style-name="T9">status: <text:tab/> <text:s text:c="3"/></text:span><text:span text:style-name="T4">int</text:span></text:p>
            <text:p text:style-name="P3"><text:span text:style-name="T4">- </text:span><text:span text:style-name="T9">maxplayers: </text:span><text:span text:style-name="T4">int</text:span></text:p>
            <text:p text:style-name="P3"><text:span text:style-name="T4">- </text:span><text:span text:style-name="T9">region: <text:tab/> <text:s text:c="3"/></text:span><text:span text:style-name="T6">i</text:span><text:span text:style-name="T4">nt</text:span></text:p>
            <text:p text:style-name="P3"><text:span text:style-name="T4">- </text:span><text:span text:style-name="T16">gametype: <text:s text:c="2"/></text:span><text:span text:style-name="T4">int</text:span></text:p>
            <text:p text:style-name="P47"/>
            <text:p text:style-name="P47"/>
            <text:p text:style-name="P47"/>
            <text:p text:style-name="P69">Partition Key: <text:s text:c="24"/></text:p>
            <text:p text:style-name="P69"><text:s text:c="4"/>(gametype, region)</text:p>
            <text:p text:style-name="P14">Clustering Key: <text:s text:c="2"/><text:span text:style-name="T19">(</text:span>id<text:span text:style-name="T19">)</text:span></text:p>
            <text:p text:style-name="P19">Index: <text:tab/> <text:span text:style-name="T19">(</text:span>status<text:span text:style-name="T19">)</text:span></text:p>
          </table:table-cell>
          <table:table-cell table:style-name="Table1.A1" office:value-type="string">
            <text:p text:style-name="P27">MatchRequests</text:p>
            <text:p text:style-name="P26"><text:span text:style-name="T9">- playerid:<text:tab/> <text:s text:c="4"/></text:span><text:span text:style-name="T4">uuid</text:span></text:p>
            <text:p text:style-name="P15">- region: <text:tab/> <text:s text:c="4"/><text:span text:style-name="T1">int</text:span></text:p>
            <text:p text:style-name="P15">- gametype: <text:s text:c="4"/><text:span text:style-name="T1">int</text:span></text:p>
            <text:p text:style-name="P15">- requesttimestamp: <text:tab/><text:span text:style-name="T1">timestamp</text:span></text:p>
            <text:p text:style-name="P15">- priority: <text:tab/> <text:s text:c="5"/><text:span text:style-name="T17">i</text:span><text:span text:style-name="T1">nt</text:span></text:p>
            <text:p text:style-name="P48"/>
            <text:p text:style-name="P48"/>
            <text:p text:style-name="P15">Partition Key: <text:tab/>(gametype, region)</text:p>
            <text:p text:style-name="P15">Clustering Key: <text:span text:style-name="T19">(</text:span>playerid<text:span text:style-name="T19">)</text:span></text:p>
            <text:p text:style-name="P25">Index: <text:s text:c="14"/>(priority)</text:p>
          </table:table-cell>
          <table:table-cell table:style-name="Table1.C1" office:value-type="string">
            <text:p text:style-name="P28">MatchSuggestions</text:p>
            <text:p text:style-name="P16">- playerid: <text:tab/> <text:s text:c="4"/><text:span text:style-name="T1">uuid</text:span></text:p>
            <text:p text:style-name="P17">- region: <text:tab/> <text:s text:c="4"/><text:span text:style-name="T2">i</text:span><text:span text:style-name="T1">nt</text:span></text:p>
            <text:p text:style-name="P17">- gametype: <text:s text:c="3"/><text:span text:style-name="T1">int</text:span></text:p>
            <text:p text:style-name="P17">- playerrank: <text:s text:c="2"/><text:span text:style-name="T1">int</text:span></text:p>
            <text:p text:style-name="P17">- <text:span text:style-name="T42">suggestion</text:span>timestamp: <text:tab/><text:span text:style-name="T1">timestamp</text:span></text:p>
            <text:p text:style-name="P17">- serverid: <text:tab/> <text:s text:c="3"/><text:span text:style-name="T1">uuid</text:span></text:p>
            <text:p text:style-name="P49"/>
            <text:p text:style-name="P17">Partition Key: <text:s text:c="3"/><text:span text:style-name="T19">(</text:span><text:span text:style-name="T18">serverid</text:span><text:span text:style-name="T19">)</text:span></text:p>
            <text:p text:style-name="P18"/>
            <text:p text:style-name="P18">Clustering Key: <text:span text:style-name="T19">(</text:span>playerid<text:span text:style-name="T19">)</text:span></text:p>
          </table:table-cell>
        </table:table-row>
      </table:table>
      <text:p text:style-name="P2"/>
      <text:p text:style-name="P24"/>
      <text:p text:style-name="P24"/>
      <text:p text:style-name="P75">Opis działania</text:p>
      <text:p text:style-name="P68"><text:tab/>Servery są swego rodzaju kontenerem dla graczy dołączających do nich według wybranych regionów <text:span text:style-name="T34">i</text:span> trybów gry. </text:p>
      <text:p text:style-name="P71"><text:tab/>Gracze po zgłoszeniu <text:span text:style-name="T35">chęci gry są dopasowywani przez procesy </text:span><text:span text:style-name="T3">matchmakera </text:span><text:span text:style-name="T35">do odpowiednich serwerów. </text:span></text:p>
      <text:p text:style-name="P70"/>
      <text:p text:style-name="P70"/>
      <text:p text:style-name="P77">Omówienie wyników</text:p>
      <text:p text:style-name="P66"><text:span text:style-name="T9"><text:tab/>Podczas pracy jednego </text:span><text:span text:style-name="T4">matchmakera </text:span><text:span text:style-name="T9">nie pojawiają się błędy (nie ma współbieżności). </text:span><text:span text:style-name="T10">Natomiast gdy dodajemy kolejne instancje, zaczynają pojawiać się błędy </text:span><text:span text:style-name="T11">ze spójnością, objawia się to przydziałem gracza do dwóch serwerów, lub przeciążanie serwerów graczami. </text:span><text:span text:style-name="T12">Jednak liczba błędów mieści się w granicy 5%. </text:span></text:p>
      <text:p text:style-name="P66"><text:span text:style-name="T12"><text:tab/></text:span><text:span text:style-name="T13">Rozwiązaniem byłoby </text:span><text:span text:style-name="T14">podział </text:span><text:span text:style-name="T15">użycia </text:span><text:span text:style-name="T14">instancji </text:span><text:span text:style-name="T7">matchmakera </text:span><text:span text:style-name="T15">w oparciu o</text:span><text:span text:style-name="T14"> kryterium np. regionu dla jakiego by dopasowywały graczy. </text:span></text:p>
      <text:p text:style-name="P76">Testy wydajnościowe</text:p>
      <text:p text:style-name="P20">Podczas testowania aplikacji udało nam się uzyskać następujące wyniki:</text:p>
      <text:p text:style-name="P20"/>
      <table:table table:name="Tabela1-wydajność" table:style-name="Tabela1-wydajność">
        <table:table-column table:style-name="Tabela1-wydajność.A"/>
        <table:table-column table:style-name="Tabela1-wydajność.B"/>
        <table:table-column table:style-name="Tabela1-wydajność.C"/>
        <table:table-column table:style-name="Tabela1-wydajność.D"/>
        <table:table-column table:style-name="Tabela1-wydajność.E"/>
        <table:table-row table:style-name="TableLine94242263840240">
          <table:table-cell table:style-name="Tabela1-wydajność.A1" office:value-type="string">
            <text:p text:style-name="P5">Rodzaj zadania</text:p>
          </table:table-cell>
          <table:table-cell table:style-name="Tabela1-wydajność.A1" office:value-type="string">
            <text:p text:style-name="P29">Liczba elementów</text:p>
          </table:table-cell>
          <table:table-cell table:style-name="Tabela1-wydajność.A1" office:value-type="string">
            <text:p text:style-name="P30">Liczba procesów równoległych</text:p>
          </table:table-cell>
          <table:table-cell table:style-name="Tabela1-wydajność.A1" office:value-type="string">
            <text:p text:style-name="P29">Czas wykonania (ms)</text:p>
          </table:table-cell>
          <table:table-cell table:style-name="Tabela1-wydajność.A1" office:value-type="string">
            <text:p text:style-name="P31">Poziom spójności</text:p>
          </table:table-cell>
        </table:table-row>
        <table:table-row table:style-name="TableLine94242247356256">
          <table:table-cell table:style-name="Tabela1-wydajność.A3" office:value-type="string">
            <text:p text:style-name="P6">Insert <text:span text:style-name="T20">MatchRequest</text:span></text:p>
          </table:table-cell>
          <table:table-cell table:style-name="Tabela1-wydajność.B3" office:value-type="string">
            <text:p text:style-name="P41">300</text:p>
          </table:table-cell>
          <table:table-cell table:style-name="Tabela1-wydajność.C3" office:value-type="string">
            <text:p text:style-name="P41">3</text:p>
          </table:table-cell>
          <table:table-cell table:style-name="Tabela1-wydajność.D3" office:value-type="string">
            <text:p text:style-name="P41">64</text:p>
          </table:table-cell>
          <table:table-cell table:style-name="Tabela1-wydajność.E3" office:value-type="string">
            <text:p text:style-name="P62">ONE</text:p>
          </table:table-cell>
        </table:table-row>
        <table:table-row table:style-name="TableLine94242176280080">
          <table:table-cell table:style-name="Tabela1-wydajność.A3" office:value-type="string">
            <text:p text:style-name="P5">Insert <text:span text:style-name="T20">MatchRequest</text:span></text:p>
          </table:table-cell>
          <table:table-cell table:style-name="Tabela1-wydajność.B3" office:value-type="string">
            <text:p text:style-name="P29">3000</text:p>
          </table:table-cell>
          <table:table-cell table:style-name="Tabela1-wydajność.C3" office:value-type="string">
            <text:p text:style-name="P30">3</text:p>
          </table:table-cell>
          <table:table-cell table:style-name="Tabela1-wydajność.D3" office:value-type="string">
            <text:p text:style-name="P29">3<text:span text:style-name="T21">53</text:span></text:p>
          </table:table-cell>
          <table:table-cell table:style-name="Tabela1-wydajność.E3" office:value-type="string">
            <text:p text:style-name="P57">ONE</text:p>
          </table:table-cell>
        </table:table-row>
        <table:table-row table:style-name="TableLine94242268267728">
          <table:table-cell table:style-name="Tabela1-wydajność.A4" office:value-type="string">
            <text:p text:style-name="P7">Insert MatchRequest</text:p>
          </table:table-cell>
          <table:table-cell table:style-name="Tabela1-wydajność.B4" office:value-type="string">
            <text:p text:style-name="P30">3000</text:p>
          </table:table-cell>
          <table:table-cell table:style-name="Tabela1-wydajność.C4" office:value-type="string">
            <text:p text:style-name="P30">1</text:p>
          </table:table-cell>
          <table:table-cell table:style-name="Tabela1-wydajność.D4" office:value-type="string">
            <text:p text:style-name="P33">849</text:p>
          </table:table-cell>
          <table:table-cell table:style-name="Tabela1-wydajność.E4" office:value-type="string">
            <text:p text:style-name="P57">ONE</text:p>
          </table:table-cell>
        </table:table-row>
        <table:table-row table:style-name="TableLine94242247365536">
          <table:table-cell table:style-name="Tabela1-wydajność.A5" office:value-type="string">
            <text:p text:style-name="P7">Insert MatchRequest</text:p>
          </table:table-cell>
          <table:table-cell table:style-name="Tabela1-wydajność.B5" office:value-type="string">
            <text:p text:style-name="P30">3000</text:p>
          </table:table-cell>
          <table:table-cell table:style-name="Tabela1-wydajność.C5" office:value-type="string">
            <text:p text:style-name="P32">3</text:p>
          </table:table-cell>
          <table:table-cell table:style-name="Tabela1-wydajność.D5" office:value-type="string">
            <text:p text:style-name="P33">481</text:p>
          </table:table-cell>
          <table:table-cell table:style-name="Tabela1-wydajność.E5" office:value-type="string">
            <text:p text:style-name="P58">QUORUM</text:p>
          </table:table-cell>
        </table:table-row>
      </table:table>
      <text:p text:style-name="P20"/>
      <text:p text:style-name="P52">Testy Matchmakera <text:span text:style-name="T29">(300 graczy)</text:span>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242266486304">
          <table:table-cell table:style-name="Table2.A1" office:value-type="string">
            <text:p text:style-name="P8">Liczba procesów równoległych</text:p>
          </table:table-cell>
          <table:table-cell table:style-name="Table2.A1" office:value-type="string">
            <text:p text:style-name="P34">Mean (ms)</text:p>
          </table:table-cell>
          <table:table-cell table:style-name="Table2.A1" office:value-type="string">
            <text:p text:style-name="P34">Max (ms)</text:p>
          </table:table-cell>
          <table:table-cell table:style-name="Table2.A1" office:value-type="string">
            <text:p text:style-name="P34">P99 (ms)</text:p>
          </table:table-cell>
          <table:table-cell table:style-name="Table2.A1" office:value-type="string">
            <text:p text:style-name="P36">Poziom spójności</text:p>
          </table:table-cell>
          <table:table-cell table:style-name="Table2.A1" office:value-type="string">
            <text:p text:style-name="P36">Liczba błedów <text:span text:style-name="T31">graczy</text:span></text:p>
          </table:table-cell>
        </table:table-row>
        <table:table-row table:style-name="TableLine94242247411152">
          <table:table-cell table:style-name="Table2.A2" office:value-type="string">
            <text:p text:style-name="P10">1</text:p>
          </table:table-cell>
          <table:table-cell table:style-name="Table2.B2" office:value-type="string">
            <text:p text:style-name="P80">20<text:span text:style-name="T37">5</text:span></text:p>
          </table:table-cell>
          <table:table-cell table:style-name="Table2.C2" office:value-type="string">
            <text:p text:style-name="P81">30<text:span text:style-name="T36">3</text:span></text:p>
          </table:table-cell>
          <table:table-cell table:style-name="Table2.D2" office:value-type="string">
            <text:p text:style-name="P40">3<text:span text:style-name="T36">02</text:span></text:p>
          </table:table-cell>
          <table:table-cell table:style-name="Table2.E2" office:value-type="string">
            <text:p text:style-name="P60">ONE</text:p>
          </table:table-cell>
          <table:table-cell table:style-name="Table2.F2" office:value-type="string">
            <text:p text:style-name="P39">0</text:p>
          </table:table-cell>
        </table:table-row>
        <table:table-row table:style-name="TableLine94242247411152">
          <table:table-cell table:style-name="Table2.A3" office:value-type="string">
            <text:p text:style-name="P11">1</text:p>
          </table:table-cell>
          <table:table-cell table:style-name="Table2.B3" office:value-type="string">
            <text:p text:style-name="P87">261</text:p>
          </table:table-cell>
          <table:table-cell table:style-name="Table2.C3" office:value-type="string">
            <text:p text:style-name="P87">426</text:p>
          </table:table-cell>
          <table:table-cell table:style-name="Table2.D3" office:value-type="string">
            <text:p text:style-name="P88">424</text:p>
          </table:table-cell>
          <table:table-cell table:style-name="Table2.E3" office:value-type="string">
            <text:p text:style-name="P95">QUORUM</text:p>
          </table:table-cell>
          <table:table-cell table:style-name="Table2.F3" office:value-type="string">
            <text:p text:style-name="P79">0</text:p>
          </table:table-cell>
        </table:table-row>
        <table:table-row table:style-name="TableLine94242263145920">
          <table:table-cell table:style-name="Table2.A6" office:value-type="string">
            <text:p text:style-name="P10">2</text:p>
          </table:table-cell>
          <table:table-cell table:style-name="Table2.B6" office:value-type="string">
            <text:p text:style-name="P82">173</text:p>
          </table:table-cell>
          <table:table-cell table:style-name="Table2.C4" office:value-type="string">
            <text:p text:style-name="P83">264</text:p>
          </table:table-cell>
          <table:table-cell table:style-name="Table2.D6" office:value-type="string">
            <text:p text:style-name="P83">263</text:p>
          </table:table-cell>
          <table:table-cell table:style-name="Table2.E6" office:value-type="string">
            <text:p text:style-name="P60">ONE</text:p>
          </table:table-cell>
          <table:table-cell table:style-name="Table2.F4" office:value-type="string">
            <text:p text:style-name="P38">2</text:p>
          </table:table-cell>
        </table:table-row>
        <table:table-row table:style-name="TableLine94242263145920">
          <table:table-cell table:style-name="Table2.A5" office:value-type="string">
            <text:p text:style-name="P11">2</text:p>
          </table:table-cell>
          <table:table-cell table:style-name="Table2.B5" office:value-type="string">
            <text:p text:style-name="P90">200</text:p>
          </table:table-cell>
          <table:table-cell table:style-name="Table2.C5" office:value-type="string">
            <text:p text:style-name="P89">3<text:span text:style-name="T38">3</text:span>2</text:p>
          </table:table-cell>
          <table:table-cell table:style-name="Table2.D5" office:value-type="string">
            <text:p text:style-name="P89">3<text:span text:style-name="T38">27</text:span></text:p>
          </table:table-cell>
          <table:table-cell table:style-name="Table2.E5" office:value-type="string">
            <text:p text:style-name="P61">QUORUM</text:p>
          </table:table-cell>
          <table:table-cell table:style-name="Table2.F5" office:value-type="string">
            <text:p text:style-name="P79">0</text:p>
          </table:table-cell>
        </table:table-row>
        <table:table-row table:style-name="TableLine94242267837472">
          <table:table-cell table:style-name="Table2.A6" office:value-type="string">
            <text:p text:style-name="P10">3</text:p>
          </table:table-cell>
          <table:table-cell table:style-name="Table2.B6" office:value-type="string">
            <text:p text:style-name="P85">163</text:p>
          </table:table-cell>
          <table:table-cell table:style-name="Table2.C6" office:value-type="string">
            <text:p text:style-name="P86">228</text:p>
          </table:table-cell>
          <table:table-cell table:style-name="Table2.D6" office:value-type="string">
            <text:p text:style-name="P86">227</text:p>
          </table:table-cell>
          <table:table-cell table:style-name="Table2.E6" office:value-type="string">
            <text:p text:style-name="P59">ONE</text:p>
          </table:table-cell>
          <table:table-cell table:style-name="Table2.F6" office:value-type="string">
            <text:p text:style-name="P84">11</text:p>
          </table:table-cell>
        </table:table-row>
        <table:table-row table:style-name="TableLine94242267220656">
          <table:table-cell table:style-name="Table2.A7" office:value-type="string">
            <text:p text:style-name="P11">3</text:p>
          </table:table-cell>
          <table:table-cell table:style-name="Table2.B7" office:value-type="string">
            <text:p text:style-name="P91">178</text:p>
          </table:table-cell>
          <table:table-cell table:style-name="Table2.C7" office:value-type="string">
            <text:p text:style-name="P91">264</text:p>
          </table:table-cell>
          <table:table-cell table:style-name="Table2.D7" office:value-type="string">
            <text:p text:style-name="P91">261</text:p>
          </table:table-cell>
          <table:table-cell table:style-name="Table2.E7" office:value-type="string">
            <text:p text:style-name="P61">QUORUM</text:p>
          </table:table-cell>
          <table:table-cell table:style-name="Table2.F7" office:value-type="string">
            <text:p text:style-name="P94">2</text:p>
          </table:table-cell>
        </table:table-row>
      </table:table>
      <text:p text:style-name="P21"/>
      <text:p text:style-name="P53"><text:span text:style-name="T27">Testy Matchmakera </text:span><text:span text:style-name="T29">(300</text:span><text:span text:style-name="T30">0</text:span><text:span text:style-name="T29"> graczy)</text:span></text:p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242247437504">
          <table:table-cell table:style-name="Table3.A1" office:value-type="string">
            <text:p text:style-name="P9">Liczba procesów równoległych</text:p>
          </table:table-cell>
          <table:table-cell table:style-name="Table3.A1" office:value-type="string">
            <text:p text:style-name="P35">Mean (ms)</text:p>
          </table:table-cell>
          <table:table-cell table:style-name="Table3.A1" office:value-type="string">
            <text:p text:style-name="P35">Max (ms)</text:p>
          </table:table-cell>
          <table:table-cell table:style-name="Table3.A1" office:value-type="string">
            <text:p text:style-name="P35">P99 (ms)</text:p>
          </table:table-cell>
          <table:table-cell table:style-name="Table3.A1" office:value-type="string">
            <text:p text:style-name="P37">Poziom spójności</text:p>
          </table:table-cell>
          <table:table-cell table:style-name="Table3.A1" office:value-type="string">
            <text:p text:style-name="P37">Liczba błedów <text:span text:style-name="T32">graczy</text:span></text:p>
          </table:table-cell>
        </table:table-row>
        <table:table-row table:style-name="TableLine94242247450720">
          <table:table-cell table:style-name="Table3.A2" office:value-type="string">
            <text:p text:style-name="P13">1</text:p>
          </table:table-cell>
          <table:table-cell table:style-name="Table3.B2" office:value-type="string">
            <text:p text:style-name="P43">922</text:p>
          </table:table-cell>
          <table:table-cell table:style-name="Table3.C2" office:value-type="string">
            <text:p text:style-name="P44">1739</text:p>
          </table:table-cell>
          <table:table-cell table:style-name="Table3.D2" office:value-type="string">
            <text:p text:style-name="P45">1656</text:p>
          </table:table-cell>
          <table:table-cell table:style-name="Table3.E2" office:value-type="string">
            <text:p text:style-name="P64">ONE</text:p>
          </table:table-cell>
          <table:table-cell table:style-name="Table3.F2" office:value-type="string">
            <text:p text:style-name="P46">0</text:p>
          </table:table-cell>
        </table:table-row>
        <table:table-row table:style-name="TableLine94242247454304">
          <table:table-cell table:style-name="Table3.A3" office:value-type="string">
            <text:p text:style-name="P12">3</text:p>
          </table:table-cell>
          <table:table-cell table:style-name="Table3.B3" office:value-type="string">
            <text:p text:style-name="P92">555</text:p>
          </table:table-cell>
          <table:table-cell table:style-name="Table3.C3" office:value-type="string">
            <text:p text:style-name="P42">1<text:span text:style-name="T39">024</text:span></text:p>
          </table:table-cell>
          <table:table-cell table:style-name="Table3.D3" office:value-type="string">
            <text:p text:style-name="P92">100<text:span text:style-name="T40">4</text:span></text:p>
          </table:table-cell>
          <table:table-cell table:style-name="Table3.E3" office:value-type="string">
            <text:p text:style-name="P63">ONE</text:p>
          </table:table-cell>
          <table:table-cell table:style-name="Table3.F3" office:value-type="string">
            <text:p text:style-name="P93">7<text:span text:style-name="T41">4</text:span></text:p>
          </table:table-cell>
        </table:table-row>
      </table:table>
      <text:p text:style-name="P65"/>
      <text:p text:style-name="P72"><text:span text:style-name="T28">UWAGA!</text:span><text:span text:style-name="T27"> </text:span>Za liczbę błędów <text:span text:style-name="T33">graczy </text:span>w ostatniej kolumnie <text:span text:style-name="T25">rozmiemy liczbę graczy przydzielonych do </text:span><text:span text:style-name="T26">więcej niż jednego serwera.</text:span></text:p>
      <text:p text:style-name="P21"/>
      <text:p text:style-name="P21">Testy prowadzono na <text:span text:style-name="T22">sprzęcie: </text:span></text:p>
      <text:list xml:id="list1131646350" text:style-name="L1">
        <text:list-item>
          <text:p text:style-name="P67">Intel Core i7-11800H (8 rdzeni, 16 wątków, <text:span text:style-name="T23">4.6GHz</text:span>)</text:p>
        </text:list-item>
        <text:list-item>
          <text:p text:style-name="P67">16GB RAM DDR4 2666 MHz</text:p>
        </text:list-item>
        <text:list-item>
          <text:p text:style-name="P67">SSD M.2 PCI-e 3 Gen.</text:p>
        </text:list-item>
      </text:list>
      <text:p text:style-name="P22"/>
      <text:p text:style-name="P23">Link do repozytorium z kodem:</text:p>
      <text:p text:style-name="P56"><text:a xlink:type="simple" xlink:href="https://github.com/zlociu/SRDS-Cassandra-matchmaker.git" text:style-name="Internet_20_link" text:visited-style-name="Visited_20_Internet_20_Link">https://github.com/zlociu/SRDS-Cassandra-matchmaker.git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0:15:12.049711478</meta:creation-date>
    <dc:date>2022-01-31T18:05:50.354780201</dc:date>
    <meta:editing-duration>PT2H51M57S</meta:editing-duration>
    <meta:editing-cycles>133</meta:editing-cycles>
    <meta:generator>LibreOffice/7.2.5.2.0$Linux_X86_64 LibreOffice_project/20$Build-2</meta:generator>
    <meta:document-statistic meta:table-count="4" meta:image-count="0" meta:object-count="0" meta:page-count="2" meta:paragraph-count="138" meta:word-count="394" meta:character-count="2661" meta:non-whitespace-character-count="2279"/>
  </office:meta>
</office:document-meta>
</file>